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7b3fb" officeooo:paragraph-rsid="0007b3fb" style:font-size-asian="14pt" style:font-size-complex="14pt"/>
    </style:style>
    <style:style style:name="P4" style:family="paragraph" style:parent-style-name="Standard">
      <style:text-properties fo:font-size="14pt" officeooo:paragraph-rsid="0008b00f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8b00f"/>
    </style:style>
    <style:style style:name="P7" style:family="paragraph" style:parent-style-name="Standard">
      <style:text-properties officeooo:paragraph-rsid="000d161c"/>
    </style:style>
    <style:style style:name="P8" style:family="paragraph" style:parent-style-name="Standard">
      <style:text-properties officeooo:paragraph-rsid="000d161c"/>
    </style:style>
    <style:style style:name="T1" style:family="text">
      <style:text-properties officeooo:rsid="0007804a"/>
    </style:style>
    <style:style style:name="T2" style:family="text">
      <style:text-properties officeooo:rsid="0008b00f"/>
    </style:style>
    <style:style style:name="T3" style:family="text">
      <style:text-properties officeooo:rsid="000c2616"/>
    </style:style>
    <style:style style:name="T4" style:family="text">
      <style:text-properties officeooo:rsid="000d161c"/>
    </style:style>
    <style:style style:name="T5" style:family="text">
      <style:text-properties officeooo:rsid="000e3cba"/>
    </style:style>
    <style:style style:name="T6" style:family="text">
      <style:text-properties officeooo:rsid="000e87dc"/>
    </style:style>
    <style:style style:name="T7" style:family="text">
      <style:text-properties officeooo:rsid="000ec016"/>
    </style:style>
    <style:style style:name="T8" style:family="text">
      <style:text-properties officeooo:rsid="000fd7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Quadrat </text:p>
      <text:p text:style-name="P1"/>
      <text:p text:style-name="P1">Метод noSol</text:p>
      <text:p text:style-name="Standard"/>
      <text:p text:style-name="P2">Тест № 1</text:p>
      <text:p text:style-name="Standard">Цель: Правильное распознавание уравнений не имеющих решения</text:p>
      <text:p text:style-name="Standard">Тип: <text:span text:style-name="T1">Позитивный</text:span></text:p>
      <text:p text:style-name="Standard">Входные данные: a = 2, b = 4,c = 18</text:p>
      <text:p text:style-name="Standard">Ожидаемый результат: <text:span text:style-name="T4">quadrat.a = 0</text:span></text:p>
      <text:p text:style-name="Standard"/>
      <text:p text:style-name="P5">Метод oneSol</text:p>
      <text:p text:style-name="Standard"/>
      <text:p text:style-name="P2">Тест № <text:span text:style-name="T4">2</text:span></text:p>
      <text:p text:style-name="Standard">Цель: Правильное распознавание уравнений с одним корнем и его вычисление</text:p>
      <text:p text:style-name="Standard">Тип: <text:span text:style-name="T1">Позитивный</text:span></text:p>
      <text:p text:style-name="Standard">Входные данные: a = 1, b = 6,c = 9</text:p>
      <text:p text:style-name="Standard">Ожидаемый результат: <text:span text:style-name="T4">quadrat.a = 0, quadrat.b = </text:span>-3</text:p>
      <text:p text:style-name="Standard"/>
      <text:p text:style-name="P5">Метод twoSol</text:p>
      <text:p text:style-name="Standard"/>
      <text:p text:style-name="P2">Тест № <text:span text:style-name="T4">3</text:span></text:p>
      <text:p text:style-name="Standard">Цель: Правильное распознавание уравнений с двумя корнями и их приблизительное вычисление</text:p>
      <text:p text:style-name="Standard">Тип: <text:span text:style-name="T1">Позитивный</text:span></text:p>
      <text:p text:style-name="Standard">Входные данные: a = 4, b = 8,c = 1</text:p>
      <text:p text:style-name="P7">Ожидаемый результат: <text:span text:style-name="T4">quadrat.a = 2, quadrat.b = </text:span>-0.133974, <text:span text:style-name="T4">quadrat.c =</text:span> -1.866025</text:p>
      <text:p text:style-name="Standard"/>
      <text:p text:style-name="P5">Метод Negative</text:p>
      <text:p text:style-name="Standard"/>
      <text:p text:style-name="P3">Тест № <text:span text:style-name="T4">4</text:span></text:p>
      <text:p text:style-name="Standard">Цель: Приблизительное вычисление корней с наличием отрицательных входных данных</text:p>
      <text:p text:style-name="Standard">Тип: <text:span text:style-name="T1">Позитивный</text:span></text:p>
      <text:p text:style-name="Standard">Входные данные: a = -4, b = 6, c = 4</text:p>
      <text:p text:style-name="P7">Ожидаемый результат: <text:span text:style-name="T4">quadrat.a = 2, quadrat.b =</text:span>-0.5, <text:span text:style-name="T4">quadrat.c =</text:span> 2</text:p>
      <text:p text:style-name="Standard"/>
      <text:p text:style-name="P5">Метод Unexpected</text:p>
      <text:p text:style-name="Standard"/>
      <text:p text:style-name="P2">Тест № <text:span text:style-name="T4">5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0</text:p>
      <text:p text:style-name="P7">Ожидаемый результат: <text:span text:style-name="T4">quadrat.a = -1</text:span></text:p>
      <text:p text:style-name="Standard"/>
      <text:p text:style-name="P2">Тест № <text:span text:style-name="T4">6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1,c = 1</text:p>
      <text:p text:style-name="P7">Ожидаемый результат: <text:span text:style-name="T4">quadrat.a = </text:span>1, <text:span text:style-name="T5">quadrat.b = -1</text:span></text:p>
      <text:p text:style-name="Standard"/>
      <text:p text:style-name="Standard"/>
      <text:p text:style-name="P4"><text:soft-page-break/>Тест № <text:span text:style-name="T7">7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<text:span text:style-name="T8">1</text:span>, b = <text:span text:style-name="T8">0</text:span>,c = <text:span text:style-name="T2">0</text:span></text:p>
      <text:p text:style-name="P7">Ожидаемый результат: <text:span text:style-name="T4">quadrat.a = 1, quadrat.b = 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09:50:02.194846474</meta:creation-date>
    <dc:date>2020-03-11T11:14:54.526726106</dc:date>
    <meta:editing-duration>PT21M30S</meta:editing-duration>
    <meta:editing-cycles>12</meta:editing-cycles>
    <meta:generator>LibreOffice/6.3.3.2.0$Linux_X86_64 LibreOffice_project/30$Build-2</meta:generator>
    <meta:document-statistic meta:table-count="0" meta:image-count="0" meta:object-count="0" meta:page-count="2" meta:paragraph-count="41" meta:word-count="231" meta:character-count="1330" meta:non-whitespace-character-count="1139"/>
  </office:meta>
</office:document-meta>
</file>